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Calibri" svg:font-family="Calibri, sans-serif"/>
    <style:font-face style:name="webkit-standard" svg:font-family="webkit-standard"/>
    <style:font-face style:name="Liberation Sans" svg:font-family="'Liberation Sans'" style:font-family-generic="swiss"/>
    <style:font-face style:name="Liberation Sans1"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c4866" officeooo:paragraph-rsid="001c4866"/>
    </style:style>
    <style:style style:name="P2" style:family="paragraph" style:parent-style-name="Standard">
      <style:text-properties officeooo:rsid="001d5a59" officeooo:paragraph-rsid="001d5a59"/>
    </style:style>
    <style:style style:name="P3" style:family="paragraph" style:parent-style-name="Standard">
      <style:text-properties officeooo:rsid="001dc68a" officeooo:paragraph-rsid="001dc68a"/>
    </style:style>
    <style:style style:name="P4" style:family="paragraph" style:parent-style-name="Standard">
      <style:text-properties officeooo:rsid="001d5a59" officeooo:paragraph-rsid="001d5a59"/>
    </style:style>
    <style:style style:name="P5" style:family="paragraph" style:parent-style-name="Standard" style:list-style-name="L5">
      <style:text-properties officeooo:rsid="001d5a59" officeooo:paragraph-rsid="00210959"/>
    </style:style>
    <style:style style:name="P6" style:family="paragraph" style:parent-style-name="Standard">
      <style:text-properties officeooo:rsid="001d5a59" officeooo:paragraph-rsid="0025eb89"/>
    </style:style>
    <style:style style:name="P7" style:family="paragraph" style:parent-style-name="Standard">
      <style:text-properties fo:font-weight="bold" officeooo:rsid="001d5a59" officeooo:paragraph-rsid="001d5a59" style:font-weight-asian="bold" style:font-weight-complex="bold"/>
    </style:style>
    <style:style style:name="P8" style:family="paragraph" style:parent-style-name="Standard">
      <style:text-properties fo:font-weight="bold" officeooo:rsid="002979db" officeooo:paragraph-rsid="002979db" style:font-weight-asian="bold" style:font-weight-complex="bold"/>
    </style:style>
    <style:style style:name="P9" style:family="paragraph" style:parent-style-name="Standard" style:list-style-name="L5">
      <style:text-properties officeooo:rsid="00210959" officeooo:paragraph-rsid="00210959"/>
    </style:style>
    <style:style style:name="P10" style:family="paragraph" style:parent-style-name="Standard">
      <style:text-properties officeooo:rsid="001dc68a" officeooo:paragraph-rsid="001dc68a"/>
    </style:style>
    <style:style style:name="P11" style:family="paragraph" style:parent-style-name="Standard">
      <style:text-properties officeooo:rsid="0021d98f" officeooo:paragraph-rsid="0021d98f"/>
    </style:style>
    <style:style style:name="P12" style:family="paragraph" style:parent-style-name="Standard">
      <style:text-properties officeooo:rsid="00227910" officeooo:paragraph-rsid="00227910"/>
    </style:style>
    <style:style style:name="P13" style:family="paragraph" style:parent-style-name="Standard">
      <style:text-properties officeooo:rsid="001c4866" officeooo:paragraph-rsid="001c4866"/>
    </style:style>
    <style:style style:name="P14" style:family="paragraph" style:parent-style-name="Standard">
      <style:text-properties officeooo:rsid="0025eb89" officeooo:paragraph-rsid="0025eb89"/>
    </style:style>
    <style:style style:name="P15" style:family="paragraph" style:parent-style-name="Standard">
      <style:text-properties officeooo:rsid="0027cca3" officeooo:paragraph-rsid="0027cca3"/>
    </style:style>
    <style:style style:name="P16" style:family="paragraph" style:parent-style-name="Standard" style:list-style-name="L6">
      <style:text-properties fo:font-weight="normal" officeooo:rsid="002979db" officeooo:paragraph-rsid="002979db" style:font-weight-asian="normal" style:font-weight-complex="normal"/>
    </style:style>
    <style:style style:name="T1" style:family="text">
      <style:text-properties officeooo:rsid="00210959"/>
    </style:style>
    <style:style style:name="T2" style:family="text">
      <style:text-properties officeooo:rsid="0021d98f"/>
    </style:style>
    <style:style style:name="T3" style:family="text">
      <style:text-properties officeooo:rsid="00227910"/>
    </style:style>
    <style:style style:name="T4" style:family="text">
      <style:text-properties officeooo:rsid="0025240e"/>
    </style:style>
    <style:style style:name="T5" style:family="text">
      <style:text-properties officeooo:rsid="0025eb89"/>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tep by step</text:p>
      <text:p text:style-name="P1">Two scripts: wrapper and engine. Wrapper just allows you to run the engine in multiple threads.</text:p>
      <text:p text:style-name="P1"/>
      <text:p text:style-name="P1">Two inputs: FASTA and BLAST output.</text:p>
      <text:p text:style-name="P1">Sequences from the FASTA are not used, just the read names (headers). Simply used as a list of reads you want to process. Allows you to have a BLAST file that also contains other reads.</text:p>
      <text:p text:style-name="P1"/>
      <text:p text:style-name="P1">Use BLAST entries to check coverage for each read</text:p>
      <text:p text:style-name="P1">Coverage definition:<text:span text:style-name="T4"> match_length/read_length. The total length of the query that is covered by the match, regardless of any mismatches. Exactly how BLAST defines it.</text:span></text:p>
      <text:p text:style-name="P1"/>
      <text:p text:style-name="P2">For reads that passed, study the list of BLAST hits in more detail.</text:p>
      <text:p text:style-name="P2"/>
      <text:p text:style-name="P2"><text:span text:style-name="T5">(</text:span>Find the Identities score (coverage) and E value for the top BLAST hit<text:span text:style-name="T2">. These are printed to the intersects file but not actually used again.)</text:span></text:p>
      <text:p text:style-name="P2"/>
      <text:p text:style-name="P2">The quick and dirty way to interpret BLAST results is to just look at the top hit. But the PIA assumes that the top hit is wrong because the organism isn't in the database. Instead, it tries to infer what the real match should be by looking at the relationships between the BLAST hits.</text:p>
      <text:p text:style-name="P2"/>
      <text:p text:style-name="P6">Look up their organism name (Zea mays, not "PREDICTED: Zea mays enzyme thingy").</text:p>
      <text:p text:style-name="P6"/>
      <text:p text:style-name="P6">Many BLAST hits for a read might be to the same organism. The PIA is only interested in unique BLAST taxa, so ignores these. It considers up to $cap, which defaults to 100.</text:p>
      <text:p text:style-name="P2"/>
      <text:p text:style-name="P14">Calculates taxonomic diversity score. This is (variety/cap) - (1/cap).</text:p>
      <text:p text:style-name="P2"/>
      <text:p text:style-name="P3">If there's only one BLAST taxon, we can't examine a relationship, so the read is discarded.</text:p>
      <text:p text:style-name="P3"/>
      <text:p text:style-name="P3">If there are at least two, it compares the taxonomic relationship between the top hit and second-top hit.</text:p>
      <text:p text:style-name="P11">Finds route down to either root (if taxon rank is higher than class) or class (if taxon rank is class or lower).</text:p>
      <text:p text:style-name="P11">Intersect is the lowest shared taxon between the top and second-top hit routes.</text:p>
      <text:p text:style-name="P2"/>
      <text:p text:style-name="P11">Top intersection is the lowest shared taxon between the top and bottom hit routes. Note that if only two BLAST taxa, the top intersection is the same as the intersect.</text:p>
      <text:p text:style-name="P11">Otherwise, calculates bottom hit route from the last BLAST taxon (before cap)<text:span text:style-name="T3"> and uses this to find a top intersect.</text:span></text:p>
      <text:p text:style-name="P11"/>
      <text:p text:style-name="P12">Print all of these things to the intersects file.</text:p>
      <text:p text:style-name="P12"/>
      <text:p text:style-name="P14">Then, for the summary basic file, first filter <text:span text:style-name="T3">out reads with a taxon diversity score below 0.1</text:span>. If $cap=100, that means there must have been at least 11 unique BLAST taxa.</text:p>
      <text:p text:style-name="P14"/>
      <text:p text:style-name="P15">Reads that pass are collected by intersect. The intersects are printed with the number of reads that matched them. S<text:span text:style-name="T3">o</text:span>,<text:span text:style-name="T3"> if there are 8 reads with an intersect of Alismatales, the result will be "Alismatales 8".</text:span></text:p>
      <text:p text:style-name="P11"/>
      <text:p text:style-name="P11"/>
      <text:p text:style-name="P8">Criteria for passing</text:p>
      <text:list xml:id="list3592515059" text:style-name="L6">
        <text:list-item>
          <text:p text:style-name="P16">Top hit must have at least x coverage.</text:p>
        </text:list-item>
        <text:list-item>
          <text:p text:style-name="P16">Must be at least two unique BLAST taxa. Calculate the intersect: estimate of true match.</text:p>
        </text:list-item>
        <text:list-item>
          <text:p text:style-name="P16">On top of that, must be at least x unique BLAST taxa.</text:p>
        </text:list-item>
      </text:list>
      <text:p text:style-name="P11"/>
      <text:p text:style-name="P2"/>
      <text:p text:style-name="P2"/>
      <text:p text:style-name="P7"><text:soft-page-break/></text:p>
      <text:p text:style-name="P7">Information for Poster Presenters In Advance and On Arrival</text:p>
      <text:p text:style-name="P2">A0 size (84.1cm X 118.9cm or 33.1in X 46.8in)<text:span text:style-name="T1">, portrait.</text:span></text:p>
      <text:list xml:id="list3391406113" text:style-name="L5">
        <text:list-item>
          <text:p text:style-name="P5"><text:span text:style-name="T1">Title,</text:span> names of the authors and their affiliations<text:span text:style-name="T1"> all:</text:span></text:p>
          <text:list>
            <text:list-item>
              <text:p text:style-name="P5"><text:span text:style-name="T1">At the top</text:span></text:p>
            </text:list-item>
            <text:list-item>
              <text:p text:style-name="P5"><text:span text:style-name="T1">i</text:span>n bold lettering</text:p>
            </text:list-item>
            <text:list-item>
              <text:p text:style-name="P5">of about 2.5 to 3 cm size.</text:p>
            </text:list-item>
          </text:list>
        </text:list-item>
        <text:list-item>
          <text:p text:style-name="P5">Underline the presenting author’s name.</text:p>
        </text:list-item>
        <text:list-item>
          <text:p text:style-name="P5">Artwork and lettering should be readable from a distance of 1.5 m.</text:p>
        </text:list-item>
        <text:list-item>
          <text:p text:style-name="P5">Use 500 to 1,000 words (including title, figure legends, and tables) – definitely not more.</text:p>
        </text:list-item>
        <text:list-item>
          <text:p text:style-name="P5"><text:span text:style-name="T1">F</text:span>igures and tables should cover at least 50% of the poster area.</text:p>
        </text:list-item>
        <text:list-item>
          <text:p text:style-name="P9">Handouts are fin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Calibri" svg:font-family="Calibri, sans-serif"/>
    <style:font-face style:name="webkit-standard" svg:font-family="webkit-standard"/>
    <style:font-face style:name="Liberation Sans" svg:font-family="'Liberation Sans'" style:font-family-generic="swiss"/>
    <style:font-face style:name="Liberation Sans1"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1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2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6:19:28.327820318</meta:creation-date>
    <dc:date>2019-07-10T17:06:56.493845599</dc:date>
    <meta:editing-duration>PT3H48M46S</meta:editing-duration>
    <meta:editing-cycles>7</meta:editing-cycles>
    <meta:generator>LibreOffice/5.4.6.2$MacOSX_X86_64 LibreOffice_project/4014ce260a04f1026ba855d3b8d91541c224eab8</meta:generator>
    <meta:document-statistic meta:table-count="0" meta:image-count="0" meta:object-count="0" meta:page-count="2" meta:paragraph-count="36" meta:word-count="572" meta:character-count="3171" meta:non-whitespace-character-count="2646"/>
  </office:meta>
</office:document-meta>
</file>